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Arial, FreeSans, sans-serif"/>
    <style:font-face style:name="Helvetica" svg:font-family="Helvetica, Arial, sans-serif"/>
    <style:font-face style:name="Linux Libertine" svg:font-family="'Linux Libertine', Georgia, Times, serif"/>
    <style:font-face style:name="Lohit Devanagari1" svg:font-family="'Lohit Devanagari'"/>
    <style:font-face style:name="Source Sans Pro" svg:font-family="'Source Sans Pro'"/>
    <style:font-face style:name="Source Sans Pro1" svg:font-family="'Source Sans Pro', sans-serif"/>
    <style:font-face style:name="ff1" svg:font-family="ff1, 'Times New Roman', Times, serif"/>
    <style:font-face style:name="sans-serif" svg:font-family="sans-serif"/>
    <style:font-face style:name="Arial Black" svg:font-family="'Arial Black'" style:font-pitch="variable"/>
    <style:font-face style:name="Spranq eco sans" svg:font-family="'Spranq eco sans'" style:font-family-generic="roman" style:font-pitch="variable"/>
    <style:font-face style:name="Arial" svg:font-family="Arial" style:font-family-generic="swiss" style:font-pitch="variable"/>
    <style:font-face style:name="Spranq eco sans1" svg:font-family="'Spranq eco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text-align="justify" style:justify-single-word="false" fo:orphans="2" fo:widows="2" fo:text-indent="0cm" style:auto-text-indent="false"/>
    </style:style>
    <style:style style:name="P2" style:family="paragraph" style:parent-style-name="Standard">
      <style:paragraph-properties fo:margin-left="0cm" fo:margin-right="0cm" fo:text-align="justify" style:justify-single-word="false" fo:orphans="2" fo:widows="2" fo:text-indent="0cm" style:auto-text-indent="false"/>
      <style:text-properties officeooo:rsid="000f7eb6" officeooo:paragraph-rsid="000f7eb6"/>
    </style:style>
    <style:style style:name="P3" style:family="paragraph" style:parent-style-name="Standard">
      <style:paragraph-properties fo:margin-left="0cm" fo:margin-right="0cm" fo:text-align="justify" style:justify-single-word="false" fo:orphans="2" fo:widows="2" fo:text-indent="0cm" style:auto-text-indent="false"/>
      <style:text-properties officeooo:rsid="001106dc" officeooo:paragraph-rsid="001106dc"/>
    </style:style>
    <style:style style:name="P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Helvetica" fo:font-size="9pt" fo:letter-spacing="normal" fo:font-style="normal" fo:font-weight="normal" officeooo:rsid="00174ac5" officeooo:paragraph-rsid="00174ac5"/>
    </style:style>
    <style:style style:name="P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f3e" style:font-name="Source Sans Pro" fo:font-size="15pt" fo:letter-spacing="normal" fo:font-style="normal" fo:font-weight="normal" officeooo:rsid="000f7eb6" officeooo:paragraph-rsid="000f7eb6" loext:padding="0cm" loext:border="none"/>
    </style:style>
    <style:style style:name="P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f3e" style:font-name="Source Sans Pro" fo:font-size="15pt" fo:letter-spacing="normal" fo:font-style="normal" fo:font-weight="normal" officeooo:rsid="00145b92" officeooo:paragraph-rsid="00145b92" loext:padding="0cm" loext:border="none"/>
    </style:style>
    <style:style style:name="P7"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66b3" style:text-line-through-style="none" style:text-line-through-type="none" style:font-name="Arial" fo:font-size="14pt" fo:letter-spacing="normal" fo:font-style="normal" style:text-underline-style="none" fo:font-weight="normal" officeooo:rsid="001ecd82" officeooo:paragraph-rsid="001fabb8" style:text-blinking="false" fo:background-color="transparent" style:font-size-asian="14pt" style:font-size-complex="14pt"/>
    </style:style>
    <style:style style:name="P8" style:family="paragraph" style:parent-style-name="Standard">
      <style:paragraph-properties fo:margin-left="0cm" fo:margin-right="0cm" fo:text-align="justify" style:justify-single-word="false" fo:orphans="2" fo:widows="2" fo:text-indent="0cm" style:auto-text-indent="false"/>
      <style:text-properties fo:color="#0066b3" style:font-name="Arial Black" fo:font-size="16pt" officeooo:rsid="001d6c0f" officeooo:paragraph-rsid="001d6c0f" style:font-size-asian="16pt" style:font-size-complex="16pt"/>
    </style:style>
    <style:style style:name="P9" style:family="paragraph" style:parent-style-name="Standard">
      <style:paragraph-properties fo:margin-left="0cm" fo:margin-right="0cm" fo:text-align="justify" style:justify-single-word="false" fo:orphans="2" fo:widows="2" fo:text-indent="0cm" style:auto-text-indent="false"/>
      <style:text-properties fo:color="#0066b3" style:font-name="Arial" fo:font-size="14pt" officeooo:rsid="001d6c0f" officeooo:paragraph-rsid="002099dc" style:font-size-asian="14pt" style:font-size-complex="14pt"/>
    </style:style>
    <style:style style:name="P10"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ff1" fo:letter-spacing="-0.026cm" fo:font-style="normal" fo:font-weight="normal" loext:padding="0cm" loext:border="none"/>
    </style:style>
    <style:style style:name="P11"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0000" fo:letter-spacing="normal" loext:padding="0cm" loext:border="none"/>
    </style:style>
    <style:style style:name="P12" style:family="paragraph" style:parent-style-name="Text_20_body">
      <style:paragraph-properties fo:margin-left="0cm" fo:margin-right="0cm" fo:text-align="justify" style:justify-single-word="false" fo:orphans="2" fo:widows="2" fo:text-indent="0cm" style:auto-text-indent="false"/>
      <style:text-properties officeooo:rsid="000f7eb6" officeooo:paragraph-rsid="000f7eb6"/>
    </style:style>
    <style:style style:name="P13" style:family="paragraph" style:parent-style-name="Text_20_body">
      <style:paragraph-properties fo:margin-left="0cm" fo:margin-right="0cm" fo:margin-top="0cm" fo:margin-bottom="0.397cm" loext:contextual-spacing="false" fo:orphans="2" fo:widows="2" fo:text-indent="0cm" style:auto-text-indent="false"/>
    </style:style>
    <style:style style:name="P14" style:family="paragraph" style:parent-style-name="Text_20_body">
      <style:paragraph-properties fo:margin-left="0cm" fo:margin-right="0cm" fo:margin-top="0cm" fo:margin-bottom="0.397cm" loext:contextual-spacing="false" fo:orphans="2" fo:widows="2" fo:text-indent="0cm" style:auto-text-indent="false"/>
      <style:text-properties fo:font-variant="normal" fo:text-transform="none" fo:color="#6e6e6e" style:font-name="Helvetica1" fo:font-size="10.5pt" fo:letter-spacing="normal" fo:font-style="normal" fo:font-weight="normal"/>
    </style:style>
    <style:style style:name="P15" style:family="paragraph" style:parent-style-name="Text_20_body">
      <loext:graphic-properties draw:fill="solid" draw:fill-color="#ffffff" draw:opacity="100%"/>
      <style:paragraph-properties fo:margin-left="0cm" fo:margin-right="0cm" fo:line-height="130%" fo:orphans="2" fo:widows="2" fo:text-indent="0cm" style:auto-text-indent="false" fo:background-color="#ffffff" fo:padding-left="0cm" fo:padding-right="0cm" fo:padding-top="0cm" fo:padding-bottom="0.049cm" fo:border-left="none" fo:border-right="none" fo:border-top="none" fo:border-bottom="0.06pt solid #a2a9b1"/>
      <style:text-properties officeooo:rsid="001a18f1" officeooo:paragraph-rsid="001a18f1"/>
    </style:style>
    <style:style style:name="P16" style:family="paragraph" style:parent-style-name="Text_20_body">
      <loext:graphic-properties draw:fill="solid" draw:fill-color="#ffffff" draw:opacity="100%"/>
      <style:paragraph-properties fo:margin-left="0cm" fo:margin-right="0cm" fo:line-height="130%" fo:orphans="2" fo:widows="2" fo:text-indent="0cm" style:auto-text-indent="false" fo:background-color="#ffffff" fo:padding-left="0cm" fo:padding-right="0cm" fo:padding-top="0cm" fo:padding-bottom="0.049cm" fo:border-left="none" fo:border-right="none" fo:border-top="none" fo:border-bottom="0.06pt solid #a2a9b1"/>
      <style:text-properties officeooo:rsid="001bfb2c" officeooo:paragraph-rsid="001bfb2c"/>
    </style:style>
    <style:style style:name="P17" style:family="paragraph" style:parent-style-name="Heading_20_2">
      <loext:graphic-properties draw:fill="solid" draw:fill-color="#ffffff" draw:opacity="100%"/>
      <style:paragraph-properties fo:margin-left="0cm" fo:margin-right="0cm" fo:line-height="130%" fo:orphans="2" fo:widows="2" fo:text-indent="0cm" style:auto-text-indent="false" fo:background-color="#ffffff" fo:padding-left="0cm" fo:padding-right="0cm" fo:padding-top="0cm" fo:padding-bottom="0.049cm" fo:border-left="none" fo:border-right="none" fo:border-top="none" fo:border-bottom="0.06pt solid #a2a9b1"/>
      <style:text-properties officeooo:paragraph-rsid="001a18f1"/>
    </style:style>
    <style:style style:name="P18"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66b3" style:text-line-through-style="none" style:text-line-through-type="none" style:font-name="Arial Black" fo:font-size="16pt" fo:letter-spacing="normal" fo:font-style="normal" style:text-underline-style="none" fo:font-weight="normal" officeooo:rsid="001d6c0f" officeooo:paragraph-rsid="001d6c0f" style:text-blinking="false" fo:background-color="transparent" style:font-size-asian="16pt" style:font-size-complex="16pt"/>
    </style:style>
    <style:style style:name="P19"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d0021b" style:text-line-through-style="none" style:text-line-through-type="none" style:font-name="Source Sans Pro" fo:font-size="15pt" fo:letter-spacing="normal" fo:font-style="normal" style:text-underline-style="none" fo:font-weight="normal" style:text-blinking="false" fo:background-color="transparent"/>
    </style:style>
    <style:style style:name="P20"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d0021b" style:text-line-through-style="none" style:text-line-through-type="none" style:font-name="Source Sans Pro" fo:font-size="15pt" fo:letter-spacing="normal" fo:font-style="normal" style:text-underline-style="none" fo:font-weight="normal" officeooo:paragraph-rsid="001d6c0f" style:text-blinking="false" fo:background-color="transparent"/>
    </style:style>
    <style:style style:name="P2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d0021b" style:text-line-through-style="none" style:text-line-through-type="none" style:font-name="Source Sans Pro" fo:font-size="15pt" fo:letter-spacing="normal" fo:font-style="italic" style:text-underline-style="none" fo:font-weight="normal" officeooo:paragraph-rsid="001d6c0f" style:text-blinking="false" fo:background-color="transparent" style:font-style-asian="italic" style:font-style-complex="italic"/>
    </style:style>
    <style:style style:name="P2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f3e" style:font-name="Source Sans Pro" fo:font-size="15pt" fo:letter-spacing="normal" fo:font-style="normal" fo:font-weight="normal"/>
    </style:style>
    <style:style style:name="P2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f3e" style:font-name="Source Sans Pro" fo:font-size="15pt" fo:letter-spacing="normal" fo:font-style="normal" fo:font-weight="normal" officeooo:rsid="000f7eb6" officeooo:paragraph-rsid="000f7eb6"/>
    </style:style>
    <style:style style:name="P2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f3e" style:font-name="Source Sans Pro" fo:font-size="15pt" fo:letter-spacing="normal" fo:font-style="normal" fo:font-weight="normal" officeooo:rsid="000f7eb6" officeooo:paragraph-rsid="00174ac5"/>
    </style:style>
    <style:style style:name="P2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f3e" style:font-name="Source Sans Pro" fo:font-size="15pt" fo:letter-spacing="normal" fo:font-style="normal" fo:font-weight="normal" officeooo:rsid="000f7eb6" officeooo:paragraph-rsid="000f7eb6" loext:padding="0cm" loext:border="none"/>
    </style:style>
    <style:style style:name="P2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f3e" style:font-name="Source Sans Pro" fo:font-size="15pt" fo:letter-spacing="normal" fo:font-style="normal" fo:font-weight="normal" officeooo:rsid="001106dc" officeooo:paragraph-rsid="001106dc"/>
    </style:style>
    <style:style style:name="P27" style:family="paragraph" style:parent-style-name="Text_20_body">
      <loext:graphic-properties draw:fill="solid" draw:fill-color="#ffffff" draw:opacity="100%"/>
      <style:paragraph-properties fo:margin-left="0cm" fo:margin-right="0cm" fo:line-height="130%" fo:orphans="2" fo:widows="2" fo:text-indent="0cm" style:auto-text-indent="false" fo:background-color="#ffffff" fo:padding-left="0cm" fo:padding-right="0cm" fo:padding-top="0cm" fo:padding-bottom="0.049cm" fo:border-left="none" fo:border-right="none" fo:border-top="none" fo:border-bottom="0.06pt solid #a2a9b1"/>
      <style:text-properties fo:font-variant="normal" fo:text-transform="none" fo:color="#222222" style:font-name="sans-serif" fo:font-size="10.5pt" fo:letter-spacing="normal" fo:font-style="normal" fo:font-weight="normal" officeooo:rsid="001bfb2c" officeooo:paragraph-rsid="001bfb2c"/>
    </style:style>
    <style:style style:name="P28"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Source Sans Pro1" fo:font-size="63pt" fo:letter-spacing="normal" fo:font-style="normal" fo:font-weight="normal" loext:padding="0cm" loext:border="none"/>
    </style:style>
    <style:style style:name="P29" style:family="paragraph" style:parent-style-name="Heading_20_1">
      <style:paragraph-properties fo:margin-left="0cm" fo:margin-right="0cm" fo:text-align="justify" style:justify-single-word="false" fo:orphans="2" fo:widows="2" fo:text-indent="0cm" style:auto-text-indent="false"/>
      <style:text-properties fo:font-variant="normal" fo:text-transform="none" fo:color="#222f3e" style:font-name="Source Sans Pro" fo:font-size="15pt" fo:letter-spacing="normal" fo:font-style="normal" fo:font-weight="normal" officeooo:rsid="000f7eb6" officeooo:paragraph-rsid="000f7eb6"/>
    </style:style>
    <style:style style:name="P30" style:family="paragraph" style:parent-style-name="Heading_20_2">
      <loext:graphic-properties draw:fill="solid" draw:fill-color="#ffffff" draw:opacity="100%"/>
      <style:paragraph-properties fo:margin-left="0cm" fo:margin-right="0cm" fo:line-height="130%" fo:orphans="2" fo:widows="2" fo:text-indent="0cm" style:auto-text-indent="false" fo:background-color="#ffffff" fo:padding-left="0cm" fo:padding-right="0cm" fo:padding-top="0cm" fo:padding-bottom="0.049cm" fo:border-left="none" fo:border-right="none" fo:border-top="none" fo:border-bottom="0.06pt solid #a2a9b1"/>
      <style:text-properties fo:font-variant="normal" fo:text-transform="none" fo:color="#000000" style:font-name="Linux Libertine" fo:letter-spacing="normal" fo:font-style="normal" fo:font-weight="normal" officeooo:paragraph-rsid="001a18f1"/>
    </style:style>
    <style:style style:name="T1" style:family="text">
      <style:text-properties fo:font-variant="normal" fo:text-transform="none" style:text-line-through-style="none" style:text-line-through-type="none" fo:letter-spacing="normal" fo:font-style="normal" style:text-underline-style="none" fo:font-weight="normal" style:text-blinking="false" fo:background-color="transparent" loext:char-shading-value="0"/>
    </style:style>
    <style:style style:name="T2" style:family="text">
      <style:text-properties fo:font-variant="normal" fo:text-transform="none" style:text-line-through-style="none" style:text-line-through-type="none" fo:letter-spacing="normal" fo:font-style="normal" style:text-underline-style="none" fo:font-weight="normal" officeooo:rsid="001ecd82" style:text-blinking="false" fo:background-color="transparent" loext:char-shading-value="0"/>
    </style:style>
    <style:style style:name="T3" style:family="text">
      <style:text-properties fo:font-variant="normal" fo:text-transform="none" style:text-line-through-style="none" style:text-line-through-type="none" fo:letter-spacing="normal" fo:font-style="normal" style:text-underline-style="none" fo:font-weight="normal" officeooo:rsid="002099dc" style:text-blinking="false" fo:background-color="transparent" loext:char-shading-value="0"/>
    </style:style>
    <style:style style:name="T4" style:family="text">
      <style:text-properties fo:font-variant="normal" fo:text-transform="none" style:text-line-through-style="none" style:text-line-through-type="none" fo:letter-spacing="normal" fo:font-style="normal" style:text-underline-style="none" fo:font-weight="normal" officeooo:rsid="0022474c" style:text-blinking="false" fo:background-color="transparent" loext:char-shading-value="0"/>
    </style:style>
    <style:style style:name="T5" style:family="text">
      <style:text-properties fo:font-variant="normal" fo:text-transform="none" style:text-line-through-style="none" style:text-line-through-type="none" fo:letter-spacing="normal" fo:font-style="normal" style:text-underline-style="none" fo:font-weight="normal" officeooo:rsid="0025cd42" style:text-blinking="false" fo:background-color="transparent" loext:char-shading-value="0"/>
    </style:style>
    <style:style style:name="T6" style:family="text">
      <style:text-properties fo:font-variant="normal" fo:text-transform="none" style:text-line-through-style="none" style:text-line-through-type="none" fo:letter-spacing="normal" fo:font-style="normal" style:text-underline-style="none" fo:font-weight="normal" officeooo:rsid="00260e94" style:text-blinking="false" fo:background-color="transparent" loext:char-shading-value="0"/>
    </style:style>
    <style:style style:name="T7" style:family="text">
      <style:text-properties fo:font-variant="normal" fo:text-transform="none" style:text-line-through-style="none" style:text-line-through-type="none" fo:letter-spacing="normal" fo:font-style="normal" style:text-underline-style="none" fo:font-weight="normal" officeooo:rsid="002901f5" style:text-blinking="false" fo:background-color="transparent" loext:char-shading-value="0"/>
    </style:style>
    <style:style style:name="T8" style:family="text">
      <style:text-properties fo:font-variant="normal" fo:text-transform="none" style:text-line-through-style="none" style:text-line-through-type="none" fo:letter-spacing="normal" fo:font-style="normal" style:text-underline-style="none" fo:font-weight="normal" officeooo:rsid="002ac988" style:text-blinking="false" fo:background-color="transparent" loext:char-shading-value="0"/>
    </style:style>
    <style:style style:name="T9" style:family="text">
      <style:text-properties fo:font-variant="normal" fo:text-transform="none" style:text-line-through-style="none" style:text-line-through-type="none" fo:letter-spacing="normal" fo:font-style="normal" style:text-underline-style="solid" style:text-underline-width="auto" style:text-underline-color="font-color" fo:font-weight="normal" style:text-blinking="false" fo:background-color="transparent" loext:char-shading-value="0"/>
    </style:style>
    <style:style style:name="T10" style:family="text">
      <style:text-properties fo:font-variant="normal" fo:text-transform="none" style:text-line-through-style="none" style:text-line-through-type="none" fo:letter-spacing="normal" fo:font-style="normal" style:text-underline-style="solid" style:text-underline-width="auto" style:text-underline-color="font-color" fo:font-weight="normal" officeooo:rsid="001fabb8" style:text-blinking="false" fo:background-color="transparent" loext:char-shading-value="0"/>
    </style:style>
    <style:style style:name="T11" style:family="text">
      <style:text-properties fo:font-variant="normal" fo:text-transform="none" fo:color="#222f3e" style:text-line-through-style="none" style:text-line-through-type="none" style:font-name="Source Sans Pro" fo:font-size="15pt" fo:letter-spacing="normal" fo:font-style="normal" style:text-underline-style="none" fo:font-weight="normal" style:text-blinking="false" fo:background-color="transparent" loext:char-shading-value="0"/>
    </style:style>
    <style:style style:name="T12" style:family="text">
      <style:text-properties fo:font-variant="normal" fo:text-transform="none" fo:color="#222f3e" style:text-line-through-style="none" style:text-line-through-type="none" style:font-name="Source Sans Pro" fo:font-size="15pt" fo:letter-spacing="normal" fo:font-style="normal" style:text-underline-style="none" fo:font-weight="normal" officeooo:rsid="000db466" style:text-blinking="false" fo:background-color="transparent" loext:char-shading-value="0"/>
    </style:style>
    <style:style style:name="T13" style:family="text">
      <style:text-properties fo:font-variant="normal" fo:text-transform="none" fo:color="#222f3e" style:font-name="Source Sans Pro" fo:font-size="15pt" fo:letter-spacing="normal" fo:font-style="normal" fo:font-weight="normal"/>
    </style:style>
    <style:style style:name="T14" style:family="text">
      <style:text-properties fo:font-variant="normal" fo:text-transform="none" fo:color="#222f3e" style:font-name="Source Sans Pro" fo:font-size="15pt" fo:letter-spacing="normal" fo:font-style="normal" fo:font-weight="normal" officeooo:rsid="0018984a"/>
    </style:style>
    <style:style style:name="T15" style:family="text">
      <style:text-properties fo:font-variant="normal" fo:text-transform="none" fo:color="#d0021b" style:text-line-through-style="none" style:text-line-through-type="none" style:font-name="Source Sans Pro" fo:font-size="15pt" fo:letter-spacing="normal" fo:font-style="normal" style:text-underline-style="none" fo:font-weight="normal" style:text-blinking="false" fo:background-color="transparent" loext:char-shading-value="0"/>
    </style:style>
    <style:style style:name="T16" style:family="text">
      <style:text-properties fo:font-variant="normal" fo:text-transform="none" fo:color="#6e6e6e" style:font-name="Helvetica1" fo:font-size="10.5pt" fo:letter-spacing="normal" fo:font-style="normal" fo:font-weight="normal"/>
    </style:style>
    <style:style style:name="T17" style:family="text">
      <style:text-properties fo:font-variant="normal" fo:text-transform="none" fo:color="#2698de" style:text-line-through-style="none" style:text-line-through-type="none" style:font-name="Helvetica1" fo:font-size="10.5pt" fo:letter-spacing="normal" fo:font-style="normal" style:text-underline-style="none" fo:font-weight="normal" style:text-blinking="false"/>
    </style:style>
    <style:style style:name="T18" style:family="text">
      <style:text-properties fo:font-variant="normal" fo:text-transform="none" fo:color="#222222" style:font-name="sans-serif" fo:font-size="10.5pt" fo:letter-spacing="normal" fo:font-style="normal" fo:font-weight="bold"/>
    </style:style>
    <style:style style:name="T19" style:family="text">
      <style:text-properties fo:font-variant="normal" fo:text-transform="none" fo:color="#222222" style:font-name="sans-serif" fo:font-size="10.5pt" fo:letter-spacing="normal" fo:font-style="normal" fo:font-weight="normal"/>
    </style:style>
    <style:style style:name="T20"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21" style:family="text">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style:style>
    <style:style style:name="T22" style:family="text">
      <style:text-properties fo:color="#222f3e" style:font-name="Source Sans Pro" fo:font-size="15pt"/>
    </style:style>
    <style:style style:name="T23" style:family="text">
      <style:text-properties officeooo:rsid="002099dc"/>
    </style:style>
    <style:style style:name="T24" style:family="text">
      <style:text-properties fo:font-style="italic" style:font-style-asian="italic" style:font-style-complex="italic"/>
    </style:style>
    <style:style style:name="T25" style:family="text">
      <style:text-properties style:font-name="ff1" fo:letter-spacing="-0.026cm"/>
    </style:style>
    <style:style style:name="T26"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Quadro1" text:anchor-type="page" text:anchor-page-number="1" svg:x="0cm" svg:y="0cm" svg:width="0.041cm" draw:z-index="0">
        <draw:text-box fo:min-height="0.041cm">
          <text:p text:style-name="P28"><text:span text:style-name="T25">The interactions in Usenet are considered directed, as they are from the message author to the poster of the message they have replied to. No link exists if the message is the start of a new thread (I,e isnot in reply to someone else.)</text:span></text:p>
        </draw:text-box>
      </draw:frame>
      <draw:frame draw:style-name="fr1" draw:name="Quadro2" text:anchor-type="page" text:anchor-page-number="1" svg:x="0cm" svg:y="0cm" svg:width="0.041cm" draw:z-index="1">
        <draw:text-box fo:min-height="0.041cm">
          <text:p text:style-name="Text_20_body"/>
        </draw:text-box>
      </draw:frame>
      <text:p text:style-name="P8"><text:span text:style-name="T9">Análise/</text:span><text:span text:style-name="T10">resumo</text:span><text:span text:style-name="T9"> inicial, baseada no</text:span><text:span text:style-name="T10">s</text:span><text:span text:style-name="T9"> links abaixo</text:span><text:span text:style-name="T1">: </text:span></text:p>
      <text:p text:style-name="P18"/>
      <text:p text:style-name="P7">- Projeto desenvolvido como pesquisa acadêmica (<text:span text:style-name="T24">MSc Business Systems Analysis &amp; Design at City University</text:span> <text:span text:style-name="T23">em</text:span> 2008 por Stephen Thomas Leonard, Project Title: Evaluating sociability in on-line discussion boards);</text:p>
      <text:p text:style-name="P7">- <text:span text:style-name="T23">Contexto mais acadêmico com projeto open source no Github com pouquíssimo desenvolvimento / colaboração;</text:span></text:p>
      <text:p text:style-name="P9"><text:span text:style-name="T2">- Ferramenta em Java para obter / visualizar dados “mensagens / posts” sobre discussões de grupos da rede UseNet (através protocolo NNTP na porta 119). </text:span><text:span text:style-name="T5">A visualização é feita nas nos paineis (Graph, Matrix, Pajek File Preview) </text:span><text:span text:style-name="T7">através projeto java open soruce JUNG (Java Universal Network/Graph Framework)</text:span><text:span text:style-name="T5">. </text:span><text:span text:style-name="T2">Os dados de rede social são salvos num formato válido “Pajek Network File </text:span><text:span text:style-name="T6">(.net)</text:span><text:span text:style-name="T2">” para </text:span><text:span text:style-name="T3">posterior </text:span><text:span text:style-name="T2">análise </text:span><text:span text:style-name="T4">(via algoritmos de métricas sobre grafos) </text:span><text:span text:style-name="T8">através</text:span><text:span text:style-name="T3"> o</text:span><text:span text:style-name="T2"> programa Pajek.</text:span></text:p>
      <text:p text:style-name="P20"/>
      <text:p text:style-name="P20"><text:line-break/>“<text:span text:style-name="T24">The interactions in Usenet are considered directed, as they are from the message author to the poster of the message they have replied to. No link exists if the message is the start of a new thread (I,e isnot in reply to someone else.)</text:span>”</text:p>
      <text:p text:style-name="P20"/>
      <text:p text:style-name="P21">“Like email, a UseNet message is split into two main sections - a header (where the subject, sender details and date sent are stored) and a body where the text of the message is stored. The header of an NNTP message contains many extra fields, including details of what server the message was posted on, what newsgroups the message is intended for, and a unique message ID. The body is the text of the message – the actual “news”.</text:p>
      <text:p text:style-name="P20"/>
      <text:p text:style-name="Horizontal_20_Line"/>
      <text:p text:style-name="P19"/>
      <text:p text:style-name="P1"><text:a xlink:type="simple" xlink:href="https://github.com/leonarduk/unison" office:target-frame-name="_blank" xlink:show="new" text:style-name="Internet_20_link" text:visited-style-name="Visited_20_Internet_20_Link"><text:span text:style-name="T15">UNISoN</text:span></text:a><text:span text:style-name="T11"> </text:span><text:span text:style-name="T12">(</text:span><text:a xlink:type="simple" xlink:href="https://github.com/leonarduk/unison" text:style-name="Internet_20_link" text:visited-style-name="Visited_20_Internet_20_Link">https://github.com/leonarduk/unison</text:a><text:span text:style-name="T12">) </text:span><text:span text:style-name="T13">is a Java application that can analyze messages to save to a Pajek-format file for social network analysis. It generates networks using the author of each post. If someone interacts with a post, a unidirectional link is created from the post’s author to the author of the message they are replying to. Also, there is a preview panel that displays the network visually.</text:span></text:p>
      <text:p text:style-name="P22"/>
      <text:p text:style-name="P2"><text:span text:style-name="T13">(</text:span><text:a xlink:type="simple" xlink:href="https://www.rankred.com/free-social-network-analysis-tools/" text:style-name="Internet_20_link" text:visited-style-name="Visited_20_Internet_20_Link">https://www.rankred.com/free-social-network-analysis-tools/</text:a><text:span text:style-name="T13">)</text:span></text:p>
      <text:p text:style-name="P23"/>
      <text:p text:style-name="Horizontal_20_Line"/>
      <text:h text:style-name="P29" text:outline-level="1"><text:soft-page-break/>UNISoN - UseNet Incorporates Social Networks</text:h>
      <text:p text:style-name="P13"><text:span text:style-name="T16">UNISoN is a Java-based NNTP client that can analyse messages to save to a Pajek-format file for Social Network Analysis. Developed as part of an MSc Business Systems Analysis &amp; Design at City University in 2008, it was made Open Source in 2016, see </text:span><text:a xlink:type="simple" xlink:href="https://github.com/leonarduk/unison" text:style-name="Internet_20_link" text:visited-style-name="Visited_20_Internet_20_Link"><text:span text:style-name="T17">https://github.com/leonarduk/unison</text:span></text:a><text:span text:style-name="T16">. </text:span></text:p>
      <text:p text:style-name="P14">Steve Leonard</text:p>
      <text:p text:style-name="P2"><text:span text:style-name="T13">(</text:span><text:a xlink:type="simple" xlink:href="http://unison.sleonard.co.uk/index.php" text:style-name="Internet_20_link" text:visited-style-name="Visited_20_Internet_20_Link">http://unison.sleonard.co.uk/index.php</text:a><text:span text:style-name="T13">)</text:span></text:p>
      <text:p text:style-name="P23"/>
      <text:p text:style-name="Horizontal_20_Line"/>
      <text:p text:style-name="P23"/>
      <text:p text:style-name="P12"><text:span text:style-name="T18">UNISoN</text:span><text:span text:style-name="T19"> is a </text:span><text:a xlink:type="simple" xlink:href="https://en.wikipedia.org/wiki/Java_(software_platform)" text:style-name="Internet_20_link" text:visited-style-name="Visited_20_Internet_20_Link"><text:span text:style-name="T20">Java application</text:span></text:a><text:span text:style-name="T19"> that can download </text:span><text:a xlink:type="simple" xlink:href="https://en.wikipedia.org/wiki/Usenet" text:style-name="Internet_20_link" text:visited-style-name="Visited_20_Internet_20_Link"><text:span text:style-name="T20">Usenet</text:span></text:a><text:span text:style-name="T19"> messages from free </text:span><text:a xlink:type="simple" xlink:href="https://en.wikipedia.org/wiki/Network_News_Transfer_Protocol" text:style-name="Internet_20_link" text:visited-style-name="Visited_20_Internet_20_Link"><text:span text:style-name="T20">NNTP</text:span></text:a><text:span text:style-name="T19"> </text:span><text:a xlink:type="simple" xlink:href="https://en.wikipedia.org/wiki/Server_(computing)" text:style-name="Internet_20_link" text:visited-style-name="Visited_20_Internet_20_Link"><text:span text:style-name="T20">servers</text:span></text:a><text:span text:style-name="T19">, show the saved messages, then allow filtering of data to save to a </text:span><text:a xlink:type="simple" xlink:href="https://en.wikipedia.org/wiki/Vladimir_Batagelj" text:style-name="Internet_20_link" text:visited-style-name="Visited_20_Internet_20_Link"><text:span text:style-name="T20">Pajek</text:span></text:a><text:span text:style-name="T19"> network file or </text:span><text:a xlink:type="simple" xlink:href="https://en.wikipedia.org/wiki/Comma-separated_values" text:style-name="Internet_20_link" text:visited-style-name="Visited_20_Internet_20_Link"><text:span text:style-name="T20">CSV file</text:span></text:a><text:span text:style-name="T19">. It creates networks using the author of each post. If someone replies to a post, there is a unidirectional link created from the author of the post to the author of the message they are replying to. There is also a preview panel that shows the network visually. It was developed in 2008 as part of an MSc Business Systems Analysis &amp; Design at </text:span><text:a xlink:type="simple" xlink:href="https://en.wikipedia.org/wiki/City,_University_of_London" text:style-name="Internet_20_link" text:visited-style-name="Visited_20_Internet_20_Link"><text:span text:style-name="T20">City University London</text:span></text:a><text:span text:style-name="T19">.</text:span><text:bookmark text:name="cite_ref-1"/><text:a xlink:type="simple" xlink:href="https://en.wikipedia.org/wiki/UNISoN_(Social_Network_Analysis_Tool)#cite_note-1" text:style-name="Internet_20_link" text:visited-style-name="Visited_20_Internet_20_Link"><text:span text:style-name="T21">[1]</text:span></text:a><text:span text:style-name="T19"> and was released as </text:span><text:a xlink:type="simple" xlink:href="https://en.wikipedia.org/wiki/Freeware" text:style-name="Internet_20_link" text:visited-style-name="Visited_20_Internet_20_Link"><text:span text:style-name="T20">Freeware</text:span></text:a><text:span text:style-name="T19">. In 2016 the code was made </text:span><text:a xlink:type="simple" xlink:href="https://en.wikipedia.org/wiki/Open-source_software" text:style-name="Internet_20_link" text:visited-style-name="Visited_20_Internet_20_Link"><text:span text:style-name="T20">Open Source</text:span></text:a><text:span text:style-name="T19">.</text:span><text:bookmark text:name="cite_ref-2"/><text:a xlink:type="simple" xlink:href="https://en.wikipedia.org/wiki/UNISoN_(Social_Network_Analysis_Tool)#cite_note-2" text:style-name="Internet_20_link" text:visited-style-name="Visited_20_Internet_20_Link"><text:span text:style-name="T21">[2]</text:span></text:a></text:p>
      <text:h text:style-name="P30" text:outline-level="2"><text:bookmark text:name="Release_history"/>Release history</text:h>
      <text:h text:style-name="P17" text:outline-level="2"><text:span text:style-name="T19">The first version of UNISoN was released in February, 2008. There was an update to the project Website in 2012 which added </text:span><text:a xlink:type="simple" xlink:href="https://en.wikipedia.org/wiki/Java_Web_Start" text:style-name="Internet_20_link" text:visited-style-name="Visited_20_Internet_20_Link"><text:span text:style-name="T20">Java Web Start</text:span></text:a><text:span text:style-name="T19">. In 2016 there was some work to update the code and documentation.</text:span></text:h>
      <text:p text:style-name="P15"><text:span text:style-name="T19">(</text:span><text:a xlink:type="simple" xlink:href="https://en.wikipedia.org/wiki/UNISoN_(Social_Network_Analysis_Tool" text:style-name="Internet_20_link" text:visited-style-name="Visited_20_Internet_20_Link">https://en.wikipedia.org/wiki/UNISoN_(Social_Network_Analysis_Tool</text:a><text:span text:style-name="T19">))</text:span></text:p>
      <text:p text:style-name="P16"><text:span text:style-name="T19">(</text:span><text:a xlink:type="simple" xlink:href="https://ipfs.io/ipfs/QmXoypizjW3WknFiJnKLwHCnL72vedxjQkDDP1mXWo6uco/wiki/UNISoN_(Social_Network_Analysis_Tool).html" text:style-name="Internet_20_link" text:visited-style-name="Visited_20_Internet_20_Link">https://ipfs.io/ipfs/QmXoypizjW3WknFiJnKLwHCnL72vedxjQkDDP1mXWo6uco/wiki/UNISoN_(Social_Network_Analysis_Tool).html</text:a><text:span text:style-name="T19">)</text:span></text:p>
      <text:p text:style-name="P27"/>
      <text:p text:style-name="P23"/>
      <text:p text:style-name="P23">The project from my MSc at City University- a java app used to study social networks in Usenet groups. The web page is just HTML, but the app uses various java technologies, including Swing and Hibernate. </text:p>
      <text:p text:style-name="P23"/>
      <text:p text:style-name="P4"><text:span text:style-name="T22">(</text:span><text:a xlink:type="simple" xlink:href="http://sleonard.co.uk/" text:style-name="Internet_20_link" text:visited-style-name="Visited_20_Internet_20_Link">http://sleonard.co.uk/</text:a><text:span text:style-name="T22">)</text:span></text:p>
      <text:p text:style-name="P24"/>
      <text:p text:style-name="Horizontal_20_Line"/>
      <text:p text:style-name="P24">UNISoN - A tool to aid evaluation of sociability in on-line discussion boards. After selecting a newsgroup on usenet, messages are downloaded and visualized. They can be saved as Pajek network data for further analyses.</text:p>
      <text:p text:style-name="P24"/>
      <text:p text:style-name="P24"><text:soft-page-break/>(https://books.google.co.uk/books/about/The_SAGE_Handbook_of_Social_Network_Anal.html?id=mWlsKkIuFNgC&amp;pg=PA599)</text:p>
      <text:p text:style-name="P24"/>
      <text:p text:style-name="Horizontal_20_Line"/>
      <text:p text:style-name="P23"/>
      <text:p text:style-name="P5">UseNet</text:p>
      <text:p text:style-name="P11"> – </text:p>
      <text:p text:style-name="P10">an abbreviation of UNIX Users Network</text:p>
      <text:p text:style-name="P23"/>
      <text:p text:style-name="P5">NNTP (News Network Transfer Protocol)</text:p>
      <text:p text:style-name="P5"/>
      <text:p text:style-name="P5">Pajek (Slovene word for Spider) </text:p>
      <text:p text:style-name="P5"/>
      <text:p text:style-name="P5">Pajek can handle 6 types of data structures: network, partition, cluster, permutation, vector, andhierarchy.</text:p>
      <text:p text:style-name="P5"/>
      <text:p text:style-name="P6">(<text:a xlink:type="simple" xlink:href="https://pt.scribd.com/document/100017519/UNISoN-A-tool-to-aid-evaluation-of-sociability-in-on-line-discussion-boards" text:style-name="Internet_20_link" text:visited-style-name="Visited_20_Internet_20_Link">https://pt.scribd.com/document/100017519/UNISoN-A-tool-to-aid-evaluation-of-sociability-in-on-line-discussion-boards</text:a>)</text:p>
      <text:p text:style-name="P6"/>
      <text:p text:style-name="Horizontal_20_Line"/>
      <text:p text:style-name="P3"><text:span text:style-name="T14">Outras </text:span><text:span text:style-name="T13">Referências:</text:span></text:p>
      <text:p text:style-name="P26"/>
      <text:p text:style-name="P3"><text:a xlink:type="simple" xlink:href="http://unison.sleonard.co.uk/index.php/4-user-guide/" text:style-name="Internet_20_link" text:visited-style-name="Visited_20_Internet_20_Link"><text:span text:style-name="T13">http://unison.sleonard.co.uk/index.php/4-user-guide/</text:span></text:a></text:p>
      <text:p text:style-name="P3"><text:a xlink:type="simple" xlink:href="http://unison.sleonard.co.uk/index.php/4-user-guide/user-guide-sp-226" text:style-name="Internet_20_link" text:visited-style-name="Visited_20_Internet_20_Link"><text:span text:style-name="T13">http://unison.sleonard.co.uk/index.php/4-user-guide/user-guide-sp-226</text:span></text:a></text:p>
      <text:p text:style-name="P3"><text:a xlink:type="simple" xlink:href="http://unison.sleonard.co.uk/index.php/4-user-guide/user-guide-sp-226/4-download-message-panel" text:style-name="Internet_20_link" text:visited-style-name="Visited_20_Internet_20_Link"><text:span text:style-name="T13">http://unison.sleonard.co.uk/index.php/4-user-guide/user-guide-sp-226/4-download-message-panel</text:span></text:a></text:p>
      <text:p text:style-name="P3"><text:a xlink:type="simple" xlink:href="http://unison.sleonard.co.uk/index.php/4-user-guide/user-guide-sp-226/5-view-saved-data-panel" text:style-name="Internet_20_link" text:visited-style-name="Visited_20_Internet_20_Link"><text:span text:style-name="T13">http://unison.sleonard.co.uk/index.php/4-user-guide/user-guide-sp-226/5-view-saved-data-panel</text:span></text:a></text:p>
      <text:p text:style-name="P3"><text:a xlink:type="simple" xlink:href="http://unison.sleonard.co.uk/index.php/4-user-guide/user-guide-sp-226/6-transform-data-for-pajek-panel" text:style-name="Internet_20_link" text:visited-style-name="Visited_20_Internet_20_Link"><text:span text:style-name="T13">http://unison.sleonard.co.uk/index.php/4-user-guide/user-guide-sp-226/6-transform-data-for-pajek-panel</text:span></text:a></text:p>
      <text:p text:style-name="P26"/>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Arial, FreeSans, sans-serif"/>
    <style:font-face style:name="Helvetica" svg:font-family="Helvetica, Arial, sans-serif"/>
    <style:font-face style:name="Linux Libertine" svg:font-family="'Linux Libertine', Georgia, Times, serif"/>
    <style:font-face style:name="Lohit Devanagari1" svg:font-family="'Lohit Devanagari'"/>
    <style:font-face style:name="Source Sans Pro" svg:font-family="'Source Sans Pro'"/>
    <style:font-face style:name="Source Sans Pro1" svg:font-family="'Source Sans Pro', sans-serif"/>
    <style:font-face style:name="ff1" svg:font-family="ff1, 'Times New Roman', Times, serif"/>
    <style:font-face style:name="sans-serif" svg:font-family="sans-serif"/>
    <style:font-face style:name="Arial Black" svg:font-family="'Arial Black'" style:font-pitch="variable"/>
    <style:font-face style:name="Spranq eco sans" svg:font-family="'Spranq eco sans'" style:font-family-generic="roman" style:font-pitch="variable"/>
    <style:font-face style:name="Arial" svg:font-family="Arial" style:font-family-generic="swiss" style:font-pitch="variable"/>
    <style:font-face style:name="Spranq eco sans1" svg:font-family="'Spranq eco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Spranq eco sans"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Spranq eco sans"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Spranq eco sans1" fo:font-family="'Spranq eco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Spranq eco sans" fo:font-family="'Spranq eco sans'"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Spranq eco sans" fo:font-family="'Spranq eco sans'"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Spranq eco sans" fo:font-family="'Spranq eco sans'"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09:50:12.366665727</meta:creation-date>
    <dc:date>2019-01-21T11:45:24.483538608</dc:date>
    <meta:editing-duration>PT1H42M15S</meta:editing-duration>
    <meta:editing-cycles>27</meta:editing-cycles>
    <meta:generator>LibreOffice/6.0.3.2$Linux_X86_64 LibreOffice_project/00m0$Build-2</meta:generator>
    <meta:document-statistic meta:table-count="0" meta:image-count="0" meta:object-count="0" meta:page-count="3" meta:paragraph-count="35" meta:word-count="676" meta:character-count="4966" meta:non-whitespace-character-count="4316"/>
  </office:meta>
</office:document-meta>
</file>